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L. A. Ul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30, 1891</text:p>
      <text:p text:style-name="P6">Month<text:tab/><text:tab/><text:tab/><text:tab/><text:tab/><text:tab/>Septem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Minneapolis</text:p>
      <text:p text:style-name="P6">State<text:tab/><text:tab/><text:tab/><text:tab/><text:tab/><text:tab/>MN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3">The Safe Deposit Vaults in the Equitable Building are the most secure in the World.<text:span text:style-name="T2">/</text:span></text:p>
      <text:p text:style-name="P3"><text:span text:style-name="T2">THE EQUITABLE LIFE ASSURANCE SOCIETY,/</text:span></text:p>
      <text:p text:style-name="P3"><text:span text:style-name="T2">NO. 120 BROADWAY, NEW YORK./</text:span></text:p>
      <text:p text:style-name="P4"><text:span text:style-name="T2">IRA S REED, District Manager,<text:tab/><text:tab/><text:tab/><text:tab/><text:tab/>MINNEAPOLIS, Sept 30th 1891/</text:span></text:p>
      <text:p text:style-name="P4"><text:span text:style-name="T2">404, Guaranty Loan Building,/</text:span></text:p>
      <text:p text:style-name="P4"><text:span text:style-name="T2">Minneapolis, Minn./</text:span></text:p>
      <text:p text:style-name="P4"><text:span text:style-name="T2">Rev S. Morais/</text:span></text:p>
      <text:p text:style-name="P4"><text:span text:style-name="T2">Philad</text:span><text:span text:style-name="T3">a</text:span><text:span text:style-name="T4"> Pa/</text:span></text:p>
      <text:p text:style-name="P4"><text:span text:style-name="T4"><text:tab/>My Dear Sir/</text:span></text:p>
      <text:p text:style-name="P4"><text:span text:style-name="T4"><text:tab/><text:tab/>Permit me to/ wish you and yours, a happy New-/-Year, and that your trying and difficult/ duties, during the holy day season, may/ fall as lightly as possible upon you,/ and that you may live to enjoy many/ many happy returns of the same./</text:span></text:p>
      <text:p text:style-name="P4"><text:span text:style-name="T4"><text:tab/>With deep regret/ at my forced absence from your Synagogue/ at this time, believe me with lasting re-/-gards/ </text:span></text:p>
      <text:p text:style-name="P4"><text:soft-page-break/><text:span text:style-name="T4"><text:tab/>Yours Very Truly/</text:span></text:p>
      <text:p text:style-name="P4"><text:span text:style-name="T4"><text:tab/>L. A. Ulma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3:15:47</meta:creation-date>
    <meta:document-statistic meta:table-count="0" meta:image-count="0" meta:object-count="0" meta:page-count="3" meta:paragraph-count="73" meta:word-count="282" meta:character-count="1954"/>
    <dc:date>2011-11-28T13:20:41.48</dc:date>
    <dc:creator>Penn Libraries</dc:creator>
    <meta:editing-duration>PT00H04M54S</meta:editing-duration>
    <meta:editing-cycles>1</meta:editing-cycles>
    <meta:generator>OpenOffice.org/3.2$Win32 OpenOffice.org_project/320m12$Build-9483</meta:generator>
  </office:meta>
</office:document-meta>
</file>